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90000032EC4470F8DA62EA01A.png" manifest:media-type="image/png"/>
  <manifest:file-entry manifest:full-path="Pictures/10000001000005A90000016B1B64D6C66EF6293D.png" manifest:media-type="image/png"/>
  <manifest:file-entry manifest:full-path="Pictures/10000001000005A900000253C491550A0E051C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in" svg:y="0in" svg:width="6.9252in" svg:height="2.8429in" draw:z-index="0"><draw:image xlink:href="Pictures/10000001000005A900000253C491550A0E051CBA.png" xlink:type="simple" xlink:show="embed" xlink:actuate="onLoad" draw:mime-type="image/png"/></draw:frame><draw:frame draw:style-name="fr1" draw:name="Image2" text:anchor-type="char" svg:x="-0.0339in" svg:y="2.9228in" svg:width="6.9252in" svg:height="1.7346in" draw:z-index="1"><draw:image xlink:href="Pictures/10000001000005A90000016B1B64D6C66EF6293D.png" xlink:type="simple" xlink:show="embed" xlink:actuate="onLoad" draw:mime-type="image/png"/></draw:frame><draw:frame draw:style-name="fr1" draw:name="Image3" text:anchor-type="char" svg:x="-0.0528in" svg:y="4.7689in" svg:width="6.9252in" svg:height="3.8898in" draw:z-index="2"><draw:image xlink:href="Pictures/10000001000005A90000032EC4470F8DA62EA0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7:47:34.159956632</meta:creation-date>
    <dc:date>2022-11-19T17:48:53.936807954</dc:date>
    <meta:editing-duration>PT1M19S</meta:editing-duration>
    <meta:editing-cycles>3</meta:editing-cycles>
    <meta:generator>LibreOffice/7.4.2.3$Linux_X86_64 LibreOffice_project/40$Build-3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